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50%" draw:textarea-horizontal-align="justify" draw:textarea-vertical-align="middle" draw:auto-grow-height="false" draw:shadow="visible" draw:shadow-color="#c0c0c0" draw:shadow-opacity="50%"/>
    </style:style>
    <style:style style:name="gr5" style:family="graphic" style:parent-style-name="standard">
      <style:graphic-properties draw:marker-start="Arrowheads_20_1" draw:opacity="50%" draw:textarea-horizontal-align="justify" draw:textarea-vertical-align="middle" draw:auto-grow-height="false" draw:shadow="visible" draw:shadow-color="#c0c0c0" draw:shadow-opacity="50%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id="id1">
          <draw:custom-shape draw:style-name="gr1" draw:text-style-name="P2" draw:layer="layout" svg:width="5.5cm" svg:height="1cm" svg:x="7cm" svg:y="8.5cm"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5cm" svg:height="3cm" svg:x="7cm" svg:y="9.5cm">
            <text:p text:style-name="P1"><text:span text:style-name="T2">extension</text:span></text:p>
            <text:p text:style-name="P1"><text:span text:style-name="T2">content</text:span></text:p>
            <text:p text:style-name="P1"><text:span text:style-name="T2">size</text:span></text:p>
            <draw:enhanced-geometry svg:viewBox="0 0 21600 21600" draw:type="rectangle" draw:enhanced-path="M 0 0 L 21600 0 21600 21600 0 21600 0 0 Z N"/>
          </draw:custom-shape>
        </draw:g>
        <draw:g draw:id="id3">
          <draw:custom-shape draw:style-name="gr1" draw:text-style-name="P2" draw:layer="layout" svg:width="5.5cm" svg:height="1cm" svg:x="15cm" svg:y="8.5cm">
            <text:p text:style-name="P1"><text:span text:style-name="T1">Director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5cm" svg:height="3cm" svg:x="15cm" svg:y="9.5cm">
            <text:p text:style-name="P1"><text:span text:style-name="T2">node[]</text:span></text:p>
            <draw:enhanced-geometry svg:viewBox="0 0 21600 21600" draw:type="rectangle" draw:enhanced-path="M 0 0 L 21600 0 21600 21600 0 21600 0 0 Z N"/>
          </draw:custom-shape>
        </draw:g>
        <draw:g draw:id="id2">
          <draw:custom-shape draw:style-name="gr1" draw:text-style-name="P2" draw:layer="layout" svg:width="5.5cm" svg:height="1cm" svg:x="11cm" svg:y="15cm">
            <text:p text:style-name="P1"><text:span text:style-name="T1">Nod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5cm" svg:height="3cm" svg:x="11cm" svg:y="16cm">
            <text:p text:style-name="P1"><text:span text:style-name="T2">path</text:span></text:p>
            <text:p text:style-name="P1"><text:span text:style-name="T2">creationDate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1" draw:layer="layout" draw:type="line" svg:x1="9.75cm" svg:y1="12.5cm" svg:x2="13.75cm" svg:y2="15cm" draw:start-shape="id1" draw:start-glue-point="2" draw:end-shape="id2" draw:end-glue-point="0" svg:d="m9750 12500 4000 2500">
          <text:p/>
        </draw:connector>
        <draw:connector draw:style-name="gr2" draw:text-style-name="P1" draw:layer="layout" draw:type="line" svg:x1="17.75cm" svg:y1="12.5cm" svg:x2="13.75cm" svg:y2="15cm" draw:start-shape="id3" draw:start-glue-point="2" draw:end-shape="id2" draw:end-glue-point="0" svg:d="m17750 12500-4000 2500">
          <text:p/>
        </draw:connecto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cm" svg:height="2cm" svg:x="11.5cm" svg:y="4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1.5cm" svg:y="7.5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2cm" svg:x="18cm" svg:y="7.5cm"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cm" svg:height="2cm" svg:x="5cm" svg:y="7.5cm">
          <text:p text:style-name="P1">Pack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918" svg:d="m737 1131h394l-564-1131-567 1131h398l-398 787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Wickens</meta:initial-creator>
    <meta:creation-date>2012-03-15T07:03:45</meta:creation-date>
    <meta:editing-duration>PT00H10M31S</meta:editing-duration>
    <meta:editing-cycles>2</meta:editing-cycles>
    <dc:date>2012-03-15T07:51:33</dc:date>
    <dc:creator>Mark Wickens</dc:creator>
    <meta:document-statistic meta:object-count="40"/>
    <meta:generator>OpenOffice.org/3.2$Linux OpenOffice.org_project/320m12$Build-9483</meta:generator>
  </office:meta>
</office:document-meta>
</file>